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B90000012114EB4B77.png" manifest:media-type="image/png"/>
  <manifest:file-entry manifest:full-path="Pictures/100000010000041D000001DBC942A7B3.png" manifest:media-type="image/png"/>
  <manifest:file-entry manifest:full-path="Pictures/10001EB70000819B00003A65E3238843.svg" manifest:media-type="image/svg+xml"/>
  <manifest:file-entry manifest:full-path="Pictures/10000000000008A80000067E94903FC7.jpg" manifest:media-type="image/jpeg"/>
  <manifest:file-entry manifest:full-path="Pictures/10000001000001090000006FC4590AF8.png" manifest:media-type="image/png"/>
  <manifest:file-entry manifest:full-path="Pictures/100048B800001B6E00000B78D6AD0773.wmf" manifest:media-type="image/x-wmf"/>
  <manifest:file-entry manifest:full-path="Pictures/10000000000000080000000827EECF9B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/>
    <style:font-face style:name="Liberation Sans1" svg:font-family="'Liberation Sans', Arial" style:font-family-generic="swiss" style:font-pitch="variable"/>
    <style:font-face style:name="Liberation Sans2" svg:font-family="'Liberation Sans'" style:font-adornments="Regular" style:font-family-generic="swiss"/>
    <style:font-face style:name="Liberation Sans3" svg:font-family="'Liberation Sans'" style:font-family-generic="roman" style:font-pitch="variable"/>
    <style:font-face style:name="Liberation Sans4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_5f_1">
      <style:graphic-properties draw:stroke="none" draw:fill-color="#b37509" draw:opacity="100%" draw:textarea-horizontal-align="justify" draw:textarea-vertical-align="middle" draw:auto-grow-height="false" fo:min-height="1.368cm" fo:min-width="1.118cm" draw:shadow-opacity="100%" style:writing-mode="lr-tb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svg:stroke-color="#000000" draw:fill-color="#f0e6ff" draw:opacity="100%" draw:textarea-horizontal-align="right" draw:textarea-vertical-align="top" draw:auto-grow-height="false" fo:min-height="8.95cm" fo:min-width="6.74cm" draw:shadow-opacity="50%" loext:decorative="false"/>
    </style:style>
    <style:style style:name="gr4" style:family="graphic" style:parent-style-name="standard">
      <style:graphic-properties svg:stroke-color="#000000" draw:fill-color="#f0e6ff" draw:opacity="100%" draw:textarea-horizontal-align="right" draw:textarea-vertical-align="top" draw:auto-grow-height="false" fo:min-height="8.95cm" fo:min-width="10.206cm" draw:shadow-opacity="50%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000000" draw:fill-color="#cccccc" draw:opacity="100%" draw:fill-image-width="0cm" draw:fill-image-height="0cm" draw:textarea-horizontal-align="center" draw:textarea-vertical-align="bottom" draw:auto-grow-height="false" fo:min-height="7.476cm" fo:min-width="2.046cm" draw:shadow-opacity="50%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000000" draw:fill-color="#cccccc" draw:opacity="100%" draw:fill-image-width="0cm" draw:fill-image-height="0cm" draw:textarea-horizontal-align="center" draw:textarea-vertical-align="bottom" draw:auto-grow-height="false" fo:min-height="5.64cm" fo:min-width="2.044cm" draw:shadow-opacity="50%" style:writing-mode="lr-tb" loext:decorative="false"/>
      <style:paragraph-properties style:writing-mode="lr-tb"/>
    </style:style>
    <style:style style:name="gr7" style:family="graphic" style:parent-style-name="standard">
      <style:graphic-properties svg:stroke-color="#000000" draw:fill-color="#f0e6ff" draw:opacity="100%" draw:textarea-horizontal-align="right" draw:textarea-vertical-align="top" draw:auto-grow-height="false" fo:min-height="8.95cm" fo:min-width="6.74cm" draw:shadow-opacity="50%" style:writing-mode="lr-tb" loext:decorative="false"/>
      <style:paragraph-properties style:writing-mode="lr-tb"/>
    </style:style>
    <style:style style:name="gr8" style:family="graphic" style:parent-style-name="standard">
      <style:graphic-properties svg:stroke-color="#000000" draw:fill-color="#cccccc" draw:opacity="100%" draw:fill-image-width="0cm" draw:fill-image-height="0cm" draw:textarea-horizontal-align="center" draw:textarea-vertical-align="bottom" draw:auto-grow-height="false" fo:min-height="5.636cm" fo:min-width="2.046cm" draw:shadow-opacity="50%" style:writing-mode="lr-tb" loext:decorative="false"/>
      <style:paragraph-properties style:writing-mode="lr-tb"/>
    </style:style>
    <style:style style:name="gr9" style:family="graphic" style:parent-style-name="standard">
      <style:graphic-properties svg:stroke-color="#000000" draw:fill-color="#cfe7f5" draw:opacity="50%" draw:textarea-horizontal-align="left" draw:textarea-vertical-align="middle" draw:auto-grow-height="false" fo:min-height="1.356cm" fo:min-width="22.233cm" draw:shadow-opacity="50%" style:writing-mode="lr-tb" loext:decorative="false"/>
      <style:paragraph-properties style:writing-mode="lr-tb"/>
    </style:style>
    <style:style style:name="gr10" style:family="graphic" style:parent-style-name="standard">
      <style:graphic-properties svg:stroke-color="#000000" draw:fill-color="#cfe7f5" draw:opacity="50%" draw:fill-image-width="0cm" draw:fill-image-height="0cm" draw:textarea-horizontal-align="left" draw:textarea-vertical-align="middle" draw:auto-grow-height="false" fo:min-height="1.356cm" fo:min-width="22.28cm" draw:shadow-opacity="50%" style:writing-mode="lr-tb" loext:decorative="false"/>
      <style:paragraph-properties style:writing-mode="lr-tb"/>
    </style:style>
    <style:style style:name="gr11" style:family="graphic" style:parent-style-name="standard">
      <style:graphic-properties svg:stroke-color="#000000" draw:fill-color="#cfe7f5" draw:opacity="50%" draw:textarea-horizontal-align="left" draw:textarea-vertical-align="middle" draw:auto-grow-height="false" fo:min-height="1.356cm" fo:min-width="22.234cm" draw:shadow-opacity="50%" style:writing-mode="lr-tb" loext:decorative="false"/>
      <style:paragraph-properties style:writing-mode="lr-tb"/>
    </style:style>
    <style:style style:name="gr12" style:family="graphic" style:parent-style-name="standard">
      <style:graphic-properties svg:stroke-color="#000000" draw:fill-color="#dddddd" draw:textarea-horizontal-align="justify" draw:textarea-vertical-align="middle" draw:auto-grow-height="false" fo:min-height="0.608cm" fo:min-width="1.45cm" style:writing-mode="lr-tb" loext:decorative="false"/>
      <style:paragraph-properties style:writing-mode="lr-tb"/>
    </style:style>
    <style:style style:name="gr13" style:family="graphic" style:parent-style-name="standard">
      <style:graphic-properties svg:stroke-color="#000000" draw:fill-color="#dddddd" draw:textarea-horizontal-align="justify" draw:textarea-vertical-align="middle" draw:auto-grow-height="false" fo:min-height="0.608cm" fo:min-width="1.443cm" style:writing-mode="lr-tb" loext:decorative="false"/>
      <style:paragraph-properties style:writing-mode="lr-tb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608cm" fo:min-width="1.444cm" style:writing-mode="lr-tb" loext:decorative="false"/>
      <style:paragraph-properties style:writing-mode="lr-tb"/>
    </style:style>
    <style:style style:name="gr15" style:family="graphic" style:parent-style-name="standard">
      <style:graphic-properties svg:stroke-color="#000000" draw:marker-end="" draw:textarea-vertical-align="middle" loext:decorative="false"/>
    </style:style>
    <style:style style:name="gr16" style:family="graphic" style:parent-style-name="standard">
      <style:graphic-properties draw:stroke="dash" draw:stroke-dash="Ultrafine_20_Dashed" svg:stroke-color="#000000" draw:fill-color="#f0e6ff" draw:textarea-horizontal-align="justify" draw:textarea-vertical-align="middle" draw:auto-grow-height="false" fo:min-height="0.608cm" fo:min-width="1.45cm" style:writing-mode="lr-tb" loext:decorative="false"/>
      <style:paragraph-properties style:writing-mode="lr-tb"/>
    </style:style>
    <style:style style:name="gr17" style:family="graphic" style:parent-style-name="standard">
      <style:graphic-properties draw:stroke="dash" draw:stroke-dash="Ultrafine_20_Dashed" svg:stroke-color="#000000" draw:fill-color="#f0e6ff" draw:textarea-horizontal-align="justify" draw:textarea-vertical-align="middle" draw:auto-grow-height="false" fo:min-height="0.608cm" fo:min-width="1.443cm" style:writing-mode="lr-tb" loext:decorative="false"/>
      <style:paragraph-properties style:writing-mode="lr-tb"/>
    </style:style>
    <style:style style:name="gr18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0.608cm" fo:min-width="1.444cm" style:writing-mode="lr-tb" loext:decorative="false"/>
      <style:paragraph-properties style:writing-mode="lr-tb"/>
    </style:style>
    <style:style style:name="gr19" style:family="graphic" style:parent-style-name="standard">
      <style:graphic-properties svg:stroke-color="#000000" draw:fill-color="#f0e6ff" draw:textarea-horizontal-align="justify" draw:textarea-vertical-align="middle" draw:auto-grow-height="false" fo:min-height="0.608cm" fo:min-width="1.45cm" style:writing-mode="lr-tb" loext:decorative="false"/>
      <style:paragraph-properties style:writing-mode="lr-tb"/>
    </style:style>
    <style:style style:name="gr20" style:family="graphic" style:parent-style-name="standard">
      <style:graphic-properties svg:stroke-color="#000000" draw:fill-color="#f0e6ff" draw:textarea-horizontal-align="justify" draw:textarea-vertical-align="middle" draw:auto-grow-height="false" fo:min-height="0.608cm" fo:min-width="1.443cm" style:writing-mode="lr-tb" loext:decorative="false"/>
      <style:paragraph-properties style:writing-mode="lr-tb"/>
    </style:style>
    <style:style style:name="gr21" style:family="graphic" style:parent-style-name="standard">
      <style:graphic-properties svg:stroke-color="#000000" draw:fill-color="#ffffcc" draw:textarea-horizontal-align="justify" draw:textarea-vertical-align="middle" draw:auto-grow-height="false" fo:min-height="0.824cm" fo:min-width="1.646cm" fo:wrap-option="no-wrap" style:writing-mode="lr-tb" loext:decorative="false"/>
      <style:paragraph-properties style:writing-mode="lr-tb"/>
    </style:style>
    <style:style style:name="gr22" style:family="graphic" style:parent-style-name="standard">
      <style:graphic-properties svg:stroke-color="#000000" draw:fill-color="#f0e6ff" draw:opacity="100%" draw:textarea-horizontal-align="right" draw:textarea-vertical-align="top" draw:auto-grow-height="false" fo:min-height="8.94cm" fo:min-width="3.39cm" draw:shadow-opacity="50%" loext:decorative="false"/>
    </style:style>
    <style:style style:name="gr23" style:family="graphic" style:parent-style-name="standard">
      <style:graphic-properties svg:stroke-color="#000000" draw:fill-color="#f0e6ff" draw:opacity="100%" draw:textarea-horizontal-align="right" draw:textarea-vertical-align="bottom" draw:auto-grow-height="false" fo:min-height="8.95cm" fo:min-width="3.394cm" draw:shadow-opacity="50%" style:writing-mode="lr-tb" loext:decorative="false"/>
      <style:paragraph-properties style:writing-mode="lr-tb"/>
    </style:style>
    <style:style style:name="gr24" style:family="graphic" style:parent-style-name="standard">
      <style:graphic-properties svg:stroke-color="#000000" draw:fill-color="#f0e6ff" draw:opacity="100%" draw:textarea-horizontal-align="right" draw:textarea-vertical-align="bottom" draw:auto-grow-height="false" fo:min-height="8.94cm" fo:min-width="3.39cm" draw:shadow-opacity="50%" style:writing-mode="lr-tb" loext:decorative="false"/>
      <style:paragraph-properties style:writing-mode="lr-tb"/>
    </style:style>
    <style:style style:name="gr25" style:family="graphic" style:parent-style-name="standard">
      <style:graphic-properties svg:stroke-color="#000000" draw:fill-color="#cfe7f5" draw:opacity="50%" draw:textarea-horizontal-align="left" draw:textarea-vertical-align="middle" draw:auto-grow-height="false" fo:min-height="1.356cm" fo:min-width="12.628cm" draw:shadow-opacity="50%" style:writing-mode="lr-tb" loext:decorative="false"/>
      <style:paragraph-properties style:writing-mode="lr-tb"/>
    </style:style>
    <style:style style:name="gr26" style:family="graphic" style:parent-style-name="standard">
      <style:graphic-properties svg:stroke-color="#000000" draw:fill-color="#cfe7f5" draw:opacity="50%" draw:fill-image-width="0cm" draw:fill-image-height="0cm" draw:textarea-horizontal-align="left" draw:textarea-vertical-align="middle" draw:auto-grow-height="false" fo:min-height="1.356cm" fo:min-width="12.628cm" draw:shadow-opacity="50%" style:writing-mode="lr-tb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cm" fo:min-width="9.617cm" loext:decorative="false"/>
      <style:paragraph-properties style:writing-mode="lr-tb"/>
    </style:style>
    <style:style style:name="gr28" style:family="graphic" style:parent-style-name="standard">
      <style:graphic-properties draw:stroke="dash" draw:stroke-dash="Fine_20_Dashed" svg:stroke-color="#000000" draw:marker-end="Arrow_20_concave" draw:marker-end-width="0.203cm" draw:textarea-vertical-align="middle" loext:decorative="false"/>
    </style:style>
    <style:style style:name="gr29" style:family="graphic" style:parent-style-name="standard">
      <style:graphic-properties draw:stroke="none" draw:fill="none" draw:textarea-horizontal-align="justify" draw:textarea-vertical-align="middle" draw:auto-grow-height="false" fo:min-height="0.258cm" fo:min-width="0.77cm" loext:decorative="fals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9cm" fo:min-width="9.617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96cm" fo:min-width="9.617cm" loext:decorative="false"/>
      <style:paragraph-properties style:writing-mode="lr-tb"/>
    </style:style>
    <style:style style:name="gr32" style:family="graphic" style:parent-style-name="Object_20_with_20_no_20_fill_20_and_20_no_20_line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master1_5f_-title" style:list-style-name="L1">
      <style:graphic-properties fo:min-height="3.477cm" loext:decorative="false"/>
      <style:paragraph-properties style:writing-mode="lr-tb"/>
    </style:style>
    <style:style style:name="pr2" style:family="presentation" style:parent-style-name="master1_5f_-notes">
      <style:graphic-properties draw:fill-color="#ffffff" fo:min-height="14.431cm" loext:decorative="false"/>
      <style:paragraph-properties style:writing-mode="lr-tb"/>
    </style:style>
    <style:style style:name="pr3" style:family="presentation" style:parent-style-name="master-title">
      <style:graphic-properties fo:min-height="1.741cm" loext:decorative="false"/>
      <style:paragraph-properties style:writing-mode="lr-tb"/>
    </style:style>
    <style:style style:name="pr4" style:family="presentation" style:parent-style-name="master-outline1">
      <style:graphic-properties fo:min-height="14.15cm" loext:decorative="false"/>
      <style:paragraph-properties style:writing-mode="lr-tb"/>
    </style:style>
    <style:style style:name="pr5" style:family="presentation" style:parent-style-name="master-notes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master-title">
      <style:graphic-properties draw:auto-grow-height="true" fo:min-height="1.741cm" loext:decorative="false"/>
      <style:paragraph-properties style:writing-mode="lr-tb"/>
    </style:style>
    <style:style style:name="pr7" style:family="presentation" style:parent-style-name="master-notes">
      <style:graphic-properties draw:fill-color="#ffffff" draw:auto-grow-height="true" fo:min-height="13.364cm" loext:decorative="false"/>
      <style:paragraph-properties style:writing-mode="lr-tb"/>
    </style:style>
    <style:style style:name="pr8" style:family="presentation" style:parent-style-name="master-title">
      <style:graphic-properties draw:auto-grow-height="true" fo:min-height="1.737cm" loext:decorative="false"/>
      <style:paragraph-properties style:writing-mode="lr-tb"/>
    </style:style>
    <style:style style:name="pr9" style:family="presentation" style:parent-style-name="master-notes">
      <style:graphic-properties draw:fill-color="#ffffff" draw:auto-grow-height="true" fo:min-height="14.721cm" loext:decorative="false"/>
      <style:paragraph-properties style:writing-mode="lr-tb"/>
    </style:style>
    <style:style style:name="pr10" style:family="presentation" style:parent-style-name="master-outline1" style:list-style-name="L6">
      <style:graphic-properties fo:min-height="14.15cm" loext:decorative="false"/>
      <style:paragraph-properties style:writing-mode="lr-tb"/>
    </style:style>
    <style:style style:name="pr11" style:family="presentation" style:parent-style-name="master-outline1" style:list-style-name="L5">
      <style:graphic-properties fo:min-height="14.15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ffffff" loext:opacity="100%" style:font-name="Liberation Sans4"/>
    </style:style>
    <style:style style:name="P3" style:family="paragraph"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4" style:family="paragraph">
      <loext:graphic-properties draw:fill-color="#b37509" draw:opacity="100%"/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indent="0cm"/>
      <style:text-properties fo:color="#c5000b" loext:opacity="100%" fo:font-size="20pt"/>
    </style:style>
    <style:style style:name="P8" style:family="paragraph">
      <loext:graphic-properties draw:fill-color="#ffffff"/>
    </style:style>
    <style:style style:name="P9" style:family="paragraph">
      <loext:graphic-properties draw:fill-color="#f0e6ff" draw:opacity="100%"/>
      <style:paragraph-properties fo:text-align="center"/>
      <style:text-properties fo:font-size="18pt" style:font-size-asian="18pt" style:font-size-complex="18pt"/>
    </style:style>
    <style:style style:name="P10" style:family="paragraph">
      <style:paragraph-properties fo:text-align="center" style:writing-mode="lr-tb"/>
      <style:text-properties fo:font-size="18pt" style:font-size-asian="18pt" style:font-size-complex="18pt"/>
    </style:style>
    <style:style style:name="P11" style:family="paragraph">
      <loext:graphic-properties draw:fill-color="#f0e6ff" draw:opacity="100%"/>
      <style:paragraph-properties fo:text-align="center" style:writing-mode="lr-tb"/>
      <style:text-properties fo:font-size="18pt" style:font-size-asian="18pt" style:font-size-complex="18pt"/>
    </style:style>
    <style:style style:name="P12" style:family="paragraph">
      <style:paragraph-properties fo:text-align="center" style:writing-mode="lr-tb"/>
      <style:text-properties fo:font-size="14pt" style:font-size-asian="14pt" style:font-size-complex="14pt"/>
    </style:style>
    <style:style style:name="P13" style:family="paragraph">
      <loext:graphic-properties draw:fill-color="#cccccc" draw:opacity="100%" draw:fill-image-width="0cm" draw:fill-image-height="0cm"/>
      <style:paragraph-properties fo:text-align="center" style:writing-mode="lr-tb"/>
      <style:text-properties fo:font-size="14pt" style:font-size-asian="14pt" style:font-size-complex="14pt"/>
    </style:style>
    <style:style style:name="P14" style:family="paragraph">
      <style:paragraph-properties fo:text-align="start" style:writing-mode="lr-tb"/>
      <style:text-properties fo:font-size="14pt" style:font-size-asian="14pt" style:font-size-complex="14pt"/>
    </style:style>
    <style:style style:name="P15" style:family="paragraph">
      <loext:graphic-properties draw:fill-color="#cccccc" draw:opacity="100%" draw:fill-image-width="0cm" draw:fill-image-height="0cm"/>
      <style:paragraph-properties fo:text-align="start" style:writing-mode="lr-tb"/>
      <style:text-properties fo:font-size="14pt" style:font-size-asian="14pt" style:font-size-complex="14pt"/>
    </style:style>
    <style:style style:name="P16" style:family="paragraph">
      <style:paragraph-properties fo:text-align="start" style:writing-mode="lr-tb"/>
      <style:text-properties fo:font-size="14pt" style:font-size-asian="16pt" style:font-size-complex="16pt"/>
    </style:style>
    <style:style style:name="P17" style:family="paragraph">
      <loext:graphic-properties draw:fill-color="#cfe7f5" draw:opacity="50%"/>
      <style:paragraph-properties fo:text-align="start" style:writing-mode="lr-tb"/>
      <style:text-properties fo:font-size="14pt" style:font-size-asian="16pt" style:font-size-complex="16pt"/>
    </style:style>
    <style:style style:name="P18" style:family="paragraph">
      <loext:graphic-properties draw:fill-color="#cfe7f5" draw:opacity="50%" draw:fill-image-width="0cm" draw:fill-image-height="0cm"/>
      <style:paragraph-properties fo:text-align="start" style:writing-mode="lr-tb"/>
      <style:text-properties fo:font-size="14pt" style:font-size-asian="16pt" style:font-size-complex="16pt"/>
    </style:style>
    <style:style style:name="P19" style:family="paragraph">
      <style:paragraph-properties fo:text-align="center" style:writing-mode="lr-tb"/>
      <style:text-properties fo:font-size="10pt" style:font-size-asian="10pt" style:font-size-complex="10pt"/>
    </style:style>
    <style:style style:name="P20" style:family="paragraph">
      <loext:graphic-properties draw:fill-color="#dddddd"/>
      <style:paragraph-properties fo:text-align="center" style:writing-mode="lr-tb"/>
      <style:text-properties fo:font-size="10pt" style:font-size-asian="10pt" style:font-size-complex="10pt"/>
    </style:style>
    <style:style style:name="P21" style:family="paragraph">
      <style:paragraph-properties fo:text-align="center" style:writing-mode="lr-tb"/>
      <style:text-properties fo:font-size="12pt" style:font-size-asian="12pt" style:font-size-complex="12pt"/>
    </style:style>
    <style:style style:name="P22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23" style:family="paragraph">
      <style:paragraph-properties fo:text-align="center"/>
    </style:style>
    <style:style style:name="P24" style:family="paragraph">
      <loext:graphic-properties draw:fill-color="#f0e6ff"/>
      <style:paragraph-properties fo:text-align="center" style:writing-mode="lr-tb"/>
      <style:text-properties fo:font-size="10pt" style:font-size-asian="10pt" style:font-size-complex="10pt"/>
    </style:style>
    <style:style style:name="P25" style:family="paragraph">
      <style:paragraph-properties fo:text-align="center" style:writing-mode="lr-tb"/>
      <style:text-properties fo:color="#666666" loext:opacity="100%" fo:font-size="12pt" style:font-size-asian="12pt" style:font-size-complex="12pt"/>
    </style:style>
    <style:style style:name="P26" style:family="paragraph">
      <loext:graphic-properties draw:fill-color="#ffffff"/>
      <style:paragraph-properties fo:text-align="center" style:writing-mode="lr-tb"/>
      <style:text-properties fo:color="#666666" loext:opacity="100%" fo:font-size="12pt" style:font-size-asian="12pt" style:font-size-complex="12pt"/>
    </style:style>
    <style:style style:name="P27" style:family="paragraph">
      <loext:graphic-properties draw:fill-color="#ffffcc"/>
      <style:paragraph-properties fo:text-align="center" style:writing-mode="lr-tb"/>
      <style:text-properties fo:font-size="12pt" style:font-size-asian="12pt" style:font-size-complex="12pt"/>
    </style:style>
    <style:style style:name="P28" style:family="paragraph">
      <style:paragraph-properties fo:margin-left="0cm" fo:margin-right="0cm" fo:margin-top="0cm" fo:margin-bottom="0.2cm" fo:text-indent="-0.6cm"/>
    </style:style>
    <style:style style:name="P29" style:family="paragraph">
      <loext:graphic-properties draw:fill-color="#ffffff"/>
      <style:paragraph-properties fo:margin-left="0cm" fo:margin-right="0cm" fo:margin-top="0cm" fo:margin-bottom="0.2cm" fo:text-indent="-0.6cm"/>
      <style:text-properties fo:font-size="14pt" style:font-size-asian="14pt" style:font-size-complex="14pt"/>
    </style:style>
    <style:style style:name="P30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6pt" style:font-size-complex="16pt"/>
    </style:style>
    <style:style style:name="P31" style:family="paragraph">
      <loext:graphic-properties draw:fill="none" draw:fill-color="#ffffff"/>
      <style:text-properties style:font-name="Liberation Mono" fo:font-size="14pt" style:font-size-asian="14pt" style:font-size-complex="14pt"/>
    </style:style>
    <style:style style:name="P32" style:family="paragraph">
      <loext:graphic-properties draw:fill="none"/>
      <style:paragraph-properties fo:text-align="center"/>
    </style:style>
    <style:style style:name="P33" style:family="paragraph">
      <loext:graphic-properties draw:fill="none"/>
      <style:paragraph-properties fo:text-align="start"/>
      <style:text-properties style:font-name="Liberation Mono" fo:font-size="18pt"/>
    </style:style>
    <style:style style:name="P34" style:family="paragraph">
      <loext:graphic-properties draw:fill-color="#ffffff"/>
      <style:text-properties fo:font-size="20pt"/>
    </style:style>
    <style:style style:name="P35" style:family="paragraph">
      <style:text-properties fo:hyphenate="false" loext:hyphenation-no-caps="false"/>
    </style:style>
    <style:style style:name="P36" style:family="paragraph">
      <style:paragraph-properties fo:margin-top="0cm" fo:margin-bottom="0.4cm"/>
      <style:text-properties fo:hyphenate="false" loext:hyphenation-no-caps="false"/>
    </style:style>
    <style:style style:name="P37" style:family="paragraph">
      <style:text-properties fo:font-size="26pt" style:font-size-asian="26pt" style:font-size-complex="26pt"/>
    </style:style>
    <style:style style:name="P38" style:family="paragraph">
      <style:paragraph-properties style:writing-mode="lr-tb"/>
    </style:style>
    <style:style style:name="T1" style:family="text">
      <style:text-properties fo:color="#ffffff" loext:opacity="100%" style:font-name="Liberation Sans4" fo:font-size="32pt" fo:language="ru" fo:country="RU" style:font-size-asian="32pt" style:font-size-complex="32pt"/>
    </style:style>
    <style:style style:name="T2" style:family="text">
      <style:text-properties fo:color="#ffffff" loext:opacity="100%" style:font-name="Liberation Sans4" fo:language="ru" fo:country="RU"/>
    </style:style>
    <style:style style:name="T3" style:family="text"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loext:opacity="100%" fo:font-size="14pt" fo:language="ru" fo:country="RU" fo:font-weight="bold" style:font-size-asian="14pt" style:font-weight-asian="bold" style:font-size-complex="14pt" style:font-weight-complex="bold"/>
    </style:style>
    <style:style style:name="T5" style:family="text">
      <style:text-properties style:font-name="Liberation Sans2" fo:font-size="14pt" fo:language="ru" fo:country="RU" style:font-name-asian="Liberation Sans2" style:font-size-asian="14pt" style:font-name-complex="Liberation Sans2" style:font-size-complex="14pt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style:font-name="Liberation Sans" fo:font-size="14pt" fo:language="ru" fo:country="RU" style:font-name-asian="Liberation Sans" style:font-size-asian="14pt" style:font-name-complex="Liberation Sans" style:font-size-complex="14pt"/>
    </style:style>
    <style:style style:name="T8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language="ru" fo:country="RU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fo:language="ru" fo:country="RU" style:font-size-asian="16pt" style:font-size-complex="16pt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2pt" fo:language="ru" fo:country="RU" style:font-size-asian="12pt" style:font-size-complex="12pt"/>
    </style:style>
    <style:style style:name="T17" style:family="text">
      <style:text-properties fo:color="#666666" loext:opacity="100%" fo:font-size="12pt" fo:language="ru" fo:country="RU" style:font-size-asian="12pt" style:font-size-complex="12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4pt" fo:language="ru" fo:country="RU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loext:opacity="100%" fo:font-size="14pt" fo:language="ru" fo:country="RU" style:text-underline-style="solid" style:text-underline-width="auto" style:text-underline-color="font-color" style:font-size-asian="14pt" style:font-size-complex="14pt"/>
    </style:style>
    <style:style style:name="T20" style:family="text">
      <style:text-properties style:font-name="Liberation Mono" fo:font-size="14pt" style:font-size-asian="14pt" style:font-size-complex="14pt"/>
    </style:style>
    <style:style style:name="T21" style:family="text">
      <style:text-properties style:font-name="Liberation Mono" fo:font-size="14pt" fo:font-style="italic" style:font-size-asian="14pt" style:font-style-asian="italic" style:font-size-complex="14pt" style:font-style-complex="italic"/>
    </style:style>
    <style:style style:name="T22" style:family="text">
      <style:text-properties style:font-name="Liberation Mono" fo:font-size="14pt" fo:font-style="normal" style:font-size-asian="14pt" style:font-style-asian="normal" style:font-size-complex="14pt" style:font-style-complex="normal"/>
    </style:style>
    <style:style style:name="T23" style:family="text">
      <style:text-properties style:font-name="Liberation Mono" fo:font-size="18pt"/>
    </style:style>
    <style:style style:name="T24" style:family="text">
      <style:text-properties fo:language="uk" fo:country="UA"/>
    </style:style>
    <style:style style:name="T25" style:family="text">
      <style:text-properties fo:language="ru" fo:country="RU" fo:font-style="italic" style:font-style-asian="italic" style:font-style-complex="italic"/>
    </style:style>
    <style:style style:name="T26" style:family="text">
      <style:text-properties fo:font-size="26pt" fo:language="ru" fo:country="RU" style:font-size-asian="26pt" style:font-size-complex="26pt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1" fo:font-size="26pt" fo:language="ru" fo:country="RU" fo:font-style="normal" fo:text-shadow="none" style:text-underline-style="none" fo:font-weight="normal" style:letter-kerning="true" style:font-name-asian="Droid Sans Fallback" style:font-size-asian="26pt" style:font-style-asian="normal" style:font-weight-asian="normal" style:font-name-complex="FreeSan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26pt" fo:language="ru" fo:country="RU" fo:font-style="italic" style:font-size-asian="26pt" style:font-style-asian="italic" style:font-size-complex="26pt" style:font-style-complex="italic"/>
    </style:style>
    <style:style style:name="T29" style:family="text">
      <style:text-properties fo:color="#000000" loext:opacity="100%" style:text-underline-style="solid" style:text-underline-width="auto" style:text-underline-color="font-color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style:font-name="Liberation Serif" style:font-name-asian="Liberation Serif" style:font-name-complex="Liberation Serif"/>
    </style:style>
    <style:style style:name="T32" style:family="text">
      <style:text-properties style:font-name="Liberation Sans3" style:font-name-asian="Liberation Serif" style:font-name-complex="Liberation Serif"/>
    </style:style>
    <style:style style:name="T33" style:family="text">
      <style:text-properties style:font-name="Liberation Sans" style:font-name-asian="Liberation Sans" style:font-name-complex="Liberation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1.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245cm" text:min-label-width="1.245cm"/>
        <style:text-properties style:use-window-font-color="true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1.27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>
        <style:list-level-properties text:min-label-width="1.2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_5f_" presentation:presentation-page-layout-name="AL1T1">
        <office:forms form:automatic-focus="false" form:apply-design-mode="false"/>
        <draw:frame presentation:style-name="pr1" draw:text-style-name="P2" draw:layer="layout" svg:width="26.256cm" svg:height="3.477cm" svg:x="1.43cm" svg:y="0.76cm" presentation:class="title" presentation:user-transformed="true">
          <draw:text-box>
            <text:p text:style-name="P1"><text:span text:style-name="T1">Организация данных</text:span><text:span text:style-name="T2"><text:line-break/></text:span><text:span text:style-name="T2">Табличные пространства</text:span></text:p>
          </draw:text-box>
        </draw:frame>
        <draw:custom-shape draw:style-name="gr1" draw:text-style-name="P4" draw:layer="layout" svg:width="2.286cm" svg:height="2.286cm" svg:x="24.622cm" svg:y="17.68cm">
          <text:p text:style-name="P3"><text:span text:style-name="T3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4.85cm" svg:height="11.14cm" svg:x="3.08cm" svg:y="2.26cm" draw:page-number="1" presentation:class="page"/>
          <draw:frame presentation:style-name="pr2" draw:text-style-name="P7" draw:layer="layout" svg:width="16.799cm" svg:height="14.431cm" svg:x="2.101cm" svg:y="14.108cm">
            <draw:text-box>
              <text:p text:style-name="P5"><text:span text:style-name="T4">Авторские права</text:span></text:p>
              <text:p text:style-name="P5"><text:span text:style-name="T5">©</text:span><text:span text:style-name="T6"> Postgres Professional, 2017</text:span><text:span text:style-name="T7">–</text:span><text:span text:style-name="T6">2024</text:span></text:p>
              <text:p text:style-name="P5"><text:span text:style-name="T6">Авторы: Егор Рогов, Павел Лузанов, Илья Баштанов, Алексей Береснев</text:span></text:p>
              <text:p text:style-name="P5"><text:span text:style-name="T7">Фото: Олег Бартунов (монастырь Пху и пик Бхрикути, Непал)</text:span></text:p>
              <text:p text:style-name="P5"><text:span text:style-name="T6"/></text:p>
              <text:p text:style-name="P5"><text:span text:style-name="T8">Использование материалов курса</text:span></text:p>
              <text:p text:style-name="P5"><text:span text:style-name="T6">Некоммерческое использование материалов курса (презентации, демонстрации) разрешается без ограничений. Коммерческое использование возможно только с письменного разрешения компании Postgres Professional. Запрещается внесение изменений в материалы курса.</text:span></text:p>
              <text:p text:style-name="P5"><text:span text:style-name="T6"/></text:p>
              <text:p text:style-name="P5"><text:span text:style-name="T8">Обратная</text:span><text:span text:style-name="T9"> </text:span><text:span text:style-name="T8">связь</text:span></text:p>
              <text:p text:style-name="P6"><text:span text:style-name="T6">Отзывы, замечания и предложения направляйте по адресу: </text:span><text:span text:style-name="T6"><text:a xlink:href="mailto:edu@postgrespro.ru" xlink:type="simple">edu@postgrespro.ru</text:a></text:span></text:p>
              <text:p text:style-name="P5"><text:span text:style-name="T6"/></text:p>
              <text:p text:style-name="P5"><text:span text:style-name="T8">Отказ от ответственности</text:span></text:p>
              <text:p text:style-name="P5"><text:span text:style-name="T6">Компания Postgres Professional не несет никакой ответственности за любые повреждения и убытки, включая потерю дохода, нанесенные прямым или непрямым, специальным или случайным использованием материалов курса. Компания Postgres Professional не предоставляет каких-либо гарантий на материалы курса. Материалы курса предоставляются на основе принципа «как есть» и компания Postgres Professional не обязана предоставлять сопровождение, поддержку, обновления, расширения и изменения. </text:span></text:p>
            </draw:text-box>
          </draw:frame>
        </presentation:notes>
      </draw:page>
      <draw:page draw:name="page2" draw:style-name="dp1" draw:master-page-name="master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Темы</text:span></text:p>
          </draw:text-box>
        </draw:frame>
        <draw:frame presentation:style-name="pr4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><text:span text:style-name="T10">Табличные пространства и каталоги</text:span></text:p>
              </text:list-item>
              <text:list-item>
                <text:p><text:span text:style-name="T10">Создание, изменение и удаление табличных пространств</text:span></text:p>
              </text:list-item>
              <text:list-item>
                <text:p><text:span text:style-name="T10">Хранение данных в файловой системе</text:span></text:p>
              </text:list-item>
              <text:list-item>
                <text:p><text:span text:style-name="T10">Перемещение данных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" presentation:presentation-page-layout-name="AL1T1">
        <office:forms form:automatic-focus="false" form:apply-design-mode="false"/>
        <draw:custom-shape draw:style-name="gr3" draw:text-style-name="P9" draw:layer="layout" svg:width="7.24cm" svg:height="9.2cm" svg:x="17.204cm" svg:y="9.2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9" draw:layer="layout" svg:width="7.24cm" svg:height="9.2cm" svg:x="17.004cm" svg:y="9.0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6" draw:layer="layout" svg:width="19.8cm" svg:height="1.741cm" svg:x="1.2cm" svg:y="0.737cm" presentation:class="title" presentation:user-transformed="true">
          <draw:text-box>
            <text:p><text:span text:style-name="T10">Табличные пространства</text:span></text:p>
          </draw:text-box>
        </draw:frame>
        <draw:custom-shape draw:style-name="gr4" draw:text-style-name="P11" draw:layer="layout" svg:width="10.706cm" svg:height="9.2cm" svg:x="5.504cm" svg:y="8.812cm">
          <text:p text:style-name="P10"><text:span text:style-name="T11">appd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3" draw:layer="layout" svg:width="2.82cm" svg:height="8cm" svg:x="6.1cm" svg:y="9.46cm">
          <text:p text:style-name="P12"><text:span text:style-name="T12">pg_catalo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5" draw:layer="layout" svg:width="2.818cm" svg:height="6.164cm" svg:x="9.4cm" svg:y="11.296cm">
          <text:p text:style-name="P14"><text:span text:style-name="T12">publi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draw:layer="layout" svg:width="7.24cm" svg:height="9.2cm" svg:x="16.804cm" svg:y="8.808cm">
          <text:p text:style-name="P10"><text:span text:style-name="T11">postgr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3" draw:layer="layout" svg:width="2.82cm" svg:height="8cm" svg:x="17.4cm" svg:y="9.46cm">
          <text:p text:style-name="P12"><text:span text:style-name="T12">pg_catalo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2.82cm" svg:height="6.16cm" svg:x="20.6cm" svg:y="11.3cm">
          <text:p text:style-name="P14"><text:span text:style-name="T12">publi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5" draw:layer="layout" svg:width="2.818cm" svg:height="6.164cm" svg:x="12.701cm" svg:y="11.297cm">
          <text:p text:style-name="P14"><text:span text:style-name="T6">схема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7" draw:layer="layout" svg:width="22.905cm" svg:height="1.778cm" svg:x="1.94cm" svg:y="5.472cm">
          <text:p text:style-name="P16"><text:span text:style-name="T13">табл. пр-во</text:span><text:span text:style-name="T13"><text:line-break/></text:span><text:span text:style-name="T13">pg_glob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8" draw:layer="layout" svg:width="22.952cm" svg:height="1.778cm" svg:x="1.94cm" svg:y="14.271cm">
          <text:p text:style-name="P16"><text:span text:style-name="T14">табл. </text:span><text:span text:style-name="T13">пр-во</text:span><text:span text:style-name="T13"><text:line-break/></text:span><text:span text:style-name="T13">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7" draw:layer="layout" svg:width="22.906cm" svg:height="1.778cm" svg:x="1.94cm" svg:y="11.871cm">
          <text:p text:style-name="P16"><text:span text:style-name="T13">табл. пр-во</text:span><text:span text:style-name="T13"><text:line-break/></text:span><text:span text:style-name="T13">pg_defaul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0" draw:layer="layout" svg:width="1.95cm" svg:height="0.858cm" svg:x="12.374cm" svg:y="6.024cm">
          <text:p text:style-name="P19"><text:span text:style-name="T15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0" draw:layer="layout" svg:width="1.943cm" svg:height="0.858cm" svg:x="12.274cm" svg:y="5.924cm">
          <text:p text:style-name="P19"><text:span text:style-name="T15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xml:id="id2" draw:id="id2" draw:layer="layout" svg:width="1.944cm" svg:height="0.858cm" svg:x="12.174cm" svg:y="5.824cm">
          <text:p text:style-name="P21"><text:span text:style-name="T16">объек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23" draw:layer="layout" draw:type="curve" svg:x1="7.388cm" svg:y1="10.124cm" svg:x2="12.174cm" svg:y2="6.253cm" draw:start-shape="id1" draw:start-glue-point="0" draw:end-shape="id2" draw:end-glue-point="3" svg:d="M7388 10124c0-2581 1595-3871 4786-3871" svg:viewBox="0 0 4787 3872">
          <text:p/>
        </draw:connector>
        <draw:connector draw:style-name="gr15" draw:text-style-name="P23" draw:layer="layout" draw:type="curve" svg:x1="18.688cm" svg:y1="10.124cm" svg:x2="14.118cm" svg:y2="6.253cm" draw:start-shape="id3" draw:start-glue-point="0" draw:end-shape="id2" draw:end-glue-point="1" svg:d="M18688 10124c0-2581-1523-3871-4570-3871" svg:viewBox="0 0 4571 3872">
          <text:p/>
        </draw:connector>
        <draw:custom-shape draw:style-name="gr16" draw:text-style-name="P24" draw:layer="layout" svg:width="1.95cm" svg:height="0.858cm" svg:x="6.616cm" svg:y="10.324cm">
          <text:p text:style-name="P19"><text:span text:style-name="T15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4" draw:layer="layout" svg:width="1.943cm" svg:height="0.858cm" svg:x="6.516cm" svg:y="10.224cm">
          <text:p text:style-name="P19"><text:span text:style-name="T15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xml:id="id1" draw:id="id1" draw:layer="layout" svg:width="1.944cm" svg:height="0.858cm" svg:x="6.416cm" svg:y="10.124cm">
          <text:p text:style-name="P25"><text:span text:style-name="T17">объек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4" draw:layer="layout" svg:width="1.95cm" svg:height="0.858cm" svg:x="6.617cm" svg:y="14.825cm">
          <text:p text:style-name="P19"><text:span text:style-name="T15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4" draw:layer="layout" svg:width="1.943cm" svg:height="0.858cm" svg:x="6.517cm" svg:y="14.725cm">
          <text:p text:style-name="P19"><text:span text:style-name="T15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draw:layer="layout" svg:width="1.944cm" svg:height="0.858cm" svg:x="6.417cm" svg:y="14.625cm">
          <text:p text:style-name="P21"><text:span text:style-name="T16">объек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4" draw:layer="layout" svg:width="1.95cm" svg:height="0.858cm" svg:x="9.916cm" svg:y="12.425cm">
          <text:p text:style-name="P19"><text:span text:style-name="T15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4" draw:layer="layout" svg:width="1.943cm" svg:height="0.858cm" svg:x="9.816cm" svg:y="12.325cm">
          <text:p text:style-name="P19"><text:span text:style-name="T15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draw:layer="layout" svg:width="1.944cm" svg:height="0.858cm" svg:x="9.716cm" svg:y="12.225cm">
          <text:p text:style-name="P21"><text:span text:style-name="T16">объек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4" draw:layer="layout" svg:width="1.95cm" svg:height="0.858cm" svg:x="9.916cm" svg:y="14.825cm">
          <text:p text:style-name="P19"><text:span text:style-name="T15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4" draw:layer="layout" svg:width="1.943cm" svg:height="0.858cm" svg:x="9.816cm" svg:y="14.725cm">
          <text:p text:style-name="P19"><text:span text:style-name="T15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draw:layer="layout" svg:width="1.944cm" svg:height="0.858cm" svg:x="9.716cm" svg:y="14.625cm">
          <text:p text:style-name="P21"><text:span text:style-name="T16">объек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4" draw:layer="layout" svg:width="1.95cm" svg:height="0.858cm" svg:x="13.217cm" svg:y="12.426cm">
          <text:p text:style-name="P19"><text:span text:style-name="T15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4" draw:layer="layout" svg:width="1.943cm" svg:height="0.858cm" svg:x="13.117cm" svg:y="12.326cm">
          <text:p text:style-name="P19"><text:span text:style-name="T15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draw:layer="layout" svg:width="1.944cm" svg:height="0.858cm" svg:x="13.017cm" svg:y="12.226cm">
          <text:p text:style-name="P21"><text:span text:style-name="T16">объек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4" draw:layer="layout" svg:width="1.95cm" svg:height="0.858cm" svg:x="13.217cm" svg:y="14.826cm">
          <text:p text:style-name="P19"><text:span text:style-name="T15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4" draw:layer="layout" svg:width="1.943cm" svg:height="0.858cm" svg:x="13.117cm" svg:y="14.726cm">
          <text:p text:style-name="P19"><text:span text:style-name="T15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draw:layer="layout" svg:width="1.944cm" svg:height="0.858cm" svg:x="13.017cm" svg:y="14.626cm">
          <text:p text:style-name="P21"><text:span text:style-name="T16">объек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4" draw:layer="layout" svg:width="1.95cm" svg:height="0.858cm" svg:x="17.917cm" svg:y="12.425cm">
          <text:p text:style-name="P19"><text:span text:style-name="T15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4" draw:layer="layout" svg:width="1.943cm" svg:height="0.858cm" svg:x="17.817cm" svg:y="12.325cm">
          <text:p text:style-name="P19"><text:span text:style-name="T15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draw:layer="layout" svg:width="1.944cm" svg:height="0.858cm" svg:x="17.717cm" svg:y="12.225cm">
          <text:p text:style-name="P21"><text:span text:style-name="T16">объек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4" draw:layer="layout" svg:width="1.95cm" svg:height="0.858cm" svg:x="17.916cm" svg:y="10.324cm">
          <text:p text:style-name="P19"><text:span text:style-name="T15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4" draw:layer="layout" svg:width="1.943cm" svg:height="0.858cm" svg:x="17.816cm" svg:y="10.224cm">
          <text:p text:style-name="P19"><text:span text:style-name="T15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xml:id="id3" draw:id="id3" draw:layer="layout" svg:width="1.944cm" svg:height="0.858cm" svg:x="17.716cm" svg:y="10.124cm">
          <text:p text:style-name="P25"><text:span text:style-name="T17">объек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4" draw:layer="layout" svg:width="1.95cm" svg:height="0.858cm" svg:x="21.116cm" svg:y="12.425cm">
          <text:p text:style-name="P19"><text:span text:style-name="T15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4" draw:layer="layout" svg:width="1.943cm" svg:height="0.858cm" svg:x="21.016cm" svg:y="12.325cm">
          <text:p text:style-name="P19"><text:span text:style-name="T15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draw:layer="layout" svg:width="1.944cm" svg:height="0.858cm" svg:x="20.916cm" svg:y="12.225cm">
          <text:p text:style-name="P21"><text:span text:style-name="T16">объек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4" draw:layer="layout" svg:width="1.95cm" svg:height="0.858cm" svg:x="21.116cm" svg:y="14.825cm">
          <text:p text:style-name="P19"><text:span text:style-name="T15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4" draw:layer="layout" svg:width="1.943cm" svg:height="0.858cm" svg:x="21.016cm" svg:y="14.725cm">
          <text:p text:style-name="P19"><text:span text:style-name="T15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draw:layer="layout" svg:width="1.944cm" svg:height="0.858cm" svg:x="20.916cm" svg:y="14.625cm">
          <text:p text:style-name="P21"><text:span text:style-name="T16">объек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draw:layer="layout" svg:width="3.048cm" svg:height="1.524cm" svg:x="1.124cm" svg:y="16.68cm">
          <text:p text:style-name="P21"><text:span text:style-name="T16">ТП по</text:span></text:p>
          <text:p text:style-name="P21"><text:span text:style-name="T16">умолчанию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7490.0623155133 -13356.590163934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1" draw:text-style-name="P27" draw:layer="layout" svg:width="3.048cm" svg:height="1.524cm" svg:x="23.776cm" svg:y="9.708cm">
          <text:p text:style-name="P21"><text:span text:style-name="T16">ТП по</text:span></text:p>
          <text:p text:style-name="P21"><text:span text:style-name="T16">умолчанию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7621.6464414562 34800.786885245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7" draw:text-style-name="P29" draw:layer="layout" svg:width="16.799cm" svg:height="13.364cm" svg:x="2.1cm" svg:y="14.107cm" presentation:class="notes" presentation:user-transformed="true">
            <draw:text-box>
              <text:p text:style-name="P28"><text:span text:style-name="T6">Табличные пространства (ТП) служат для организации физического хранения данных и определяют расположение данных в файловой системе.</text:span></text:p>
              <text:p><text:span text:style-name="T6">Например, можно создать одно ТП на медленных дисках для архивных данных, а другое </text:span><text:span text:style-name="T18">—</text:span><text:span text:style-name="T6"> на быстрых дисках для данных, с которыми идет активная работа.</text:span></text:p>
              <text:p text:style-name="P28"><text:span text:style-name="T6">При инициализации кластера создаются два ТП: pg_default и pg_global.</text:span></text:p>
              <text:p text:style-name="P28"><text:span text:style-name="T6">Одно и то же ТП может использоваться разными базами данных, а одна база данных может хранить данные в нескольких ТП.</text:span></text:p>
              <text:p text:style-name="P28"><text:span text:style-name="T6">При этом у каждой БД есть так называемое «ТП по умолчанию»,</text:span><text:span text:style-name="T6"><text:line-break/></text:span><text:span text:style-name="T6">в котором создаются все объекты, если не указано иное. В этом же</text:span><text:span text:style-name="T6"><text:line-break/></text:span><text:span text:style-name="T6">ТП хранятся и объекты системного каталога. Изначально в качестве «ТП по умолчанию» используется ТП pg_default, но можно установить</text:span><text:span text:style-name="T6"><text:line-break/></text:span><text:span text:style-name="T6">и другое.</text:span></text:p>
              <text:p text:style-name="P28"><text:span text:style-name="T6">ТП pg_global особенное: в нем хранятся те объекты системного каталога, которые являются общими для кластера.</text:span></text:p>
              <text:p text:style-name="P28"><text:span text:style-name="T19"><text:a xlink:href="https://postgrespro.ru/docs/postgresql/16/manage-ag-tablespaces" xlink:type="simple">https://postgrespro.ru/docs/postgresql/16/manage-ag-tablespaces</text:a></text:span></text:p>
            </draw:text-box>
          </draw:frame>
        </presentation:notes>
      </draw:page>
      <draw:page draw:name="page4" draw:style-name="dp1" draw:master-page-name="master" presentation:presentation-page-layout-name="AL1T1">
        <office:forms form:automatic-focus="false" form:apply-design-mode="false"/>
        <draw:custom-shape draw:style-name="gr22" draw:text-style-name="P9" draw:layer="layout" svg:width="3.89cm" svg:height="9.19cm" svg:x="10.604cm" svg:y="9.2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9" draw:layer="layout" svg:width="3.89cm" svg:height="9.19cm" svg:x="10.404cm" svg:y="9.0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8" draw:layer="layout" svg:width="20.644cm" svg:height="1.737cm" svg:x="1.2cm" svg:y="0.737cm" presentation:class="title" presentation:user-transformed="true">
          <draw:text-box>
            <text:p><text:span text:style-name="T10">Каталоги</text:span></text:p>
          </draw:text-box>
        </draw:frame>
        <draw:custom-shape draw:style-name="gr23" draw:text-style-name="P11" draw:layer="layout" svg:width="3.894cm" svg:height="9.2cm" svg:x="5.604cm" svg:y="8.812cm">
          <text:p text:style-name="P10"><text:span text:style-name="T11">appd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3.89cm" svg:height="9.19cm" svg:x="10.204cm" svg:y="8.808cm">
          <text:p text:style-name="P10"><text:span text:style-name="T11">postgr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7" xml:id="id7" draw:id="id7" draw:layer="layout" svg:width="13.3cm" svg:height="1.778cm" svg:x="1.94cm" svg:y="5.472cm">
          <text:p text:style-name="P16"><text:span text:style-name="T13">табл. пр-во</text:span><text:span text:style-name="T13"><text:line-break/></text:span><text:span text:style-name="T13">pg_glob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8" draw:layer="layout" svg:width="13.3cm" svg:height="1.778cm" svg:x="1.94cm" svg:y="14.271cm">
          <text:p text:style-name="P30"><text:span text:style-name="T13">табл. пр-во</text:span><text:span text:style-name="T13"><text:line-break/></text:span><text:span text:style-name="T13">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7" xml:id="id8" draw:id="id8" draw:layer="layout" svg:width="13.3cm" svg:height="1.778cm" svg:x="1.94cm" svg:y="11.871cm">
          <text:p text:style-name="P16"><text:span text:style-name="T13">табл. пр-во</text:span><text:span text:style-name="T13"><text:line-break/></text:span><text:span text:style-name="T13">pg_defaul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0" draw:layer="layout" svg:width="1.95cm" svg:height="0.858cm" svg:x="8.974cm" svg:y="6.024cm">
          <text:p text:style-name="P19"><text:span text:style-name="T15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0" draw:layer="layout" svg:width="1.943cm" svg:height="0.858cm" svg:x="8.874cm" svg:y="5.924cm">
          <text:p text:style-name="P19"><text:span text:style-name="T15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xml:id="id5" draw:id="id5" draw:layer="layout" svg:width="1.944cm" svg:height="0.858cm" svg:x="8.774cm" svg:y="5.824cm">
          <text:p text:style-name="P21"><text:span text:style-name="T16">объек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4" draw:layer="layout" svg:width="1.95cm" svg:height="0.858cm" svg:x="6.717cm" svg:y="14.825cm">
          <text:p text:style-name="P19"><text:span text:style-name="T15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4" draw:layer="layout" svg:width="1.943cm" svg:height="0.858cm" svg:x="6.617cm" svg:y="14.725cm">
          <text:p text:style-name="P19"><text:span text:style-name="T15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draw:layer="layout" svg:width="1.944cm" svg:height="0.858cm" svg:x="6.517cm" svg:y="14.625cm">
          <text:p text:style-name="P21"><text:span text:style-name="T16">объек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4" draw:layer="layout" svg:width="1.95cm" svg:height="0.858cm" svg:x="6.716cm" svg:y="12.425cm">
          <text:p text:style-name="P19"><text:span text:style-name="T15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4" draw:layer="layout" svg:width="1.943cm" svg:height="0.858cm" svg:x="6.616cm" svg:y="12.325cm">
          <text:p text:style-name="P19"><text:span text:style-name="T15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draw:layer="layout" svg:width="1.944cm" svg:height="0.858cm" svg:x="6.516cm" svg:y="12.225cm">
          <text:p text:style-name="P21"><text:span text:style-name="T16">объек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4" draw:layer="layout" svg:width="1.95cm" svg:height="0.858cm" svg:x="11.317cm" svg:y="12.425cm">
          <text:p text:style-name="P19"><text:span text:style-name="T15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4" draw:layer="layout" svg:width="1.943cm" svg:height="0.858cm" svg:x="11.217cm" svg:y="12.325cm">
          <text:p text:style-name="P19"><text:span text:style-name="T15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draw:layer="layout" svg:width="1.944cm" svg:height="0.858cm" svg:x="11.117cm" svg:y="12.225cm">
          <text:p text:style-name="P21"><text:span text:style-name="T16">объек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4" draw:layer="layout" svg:width="1.95cm" svg:height="0.858cm" svg:x="11.416cm" svg:y="14.825cm">
          <text:p text:style-name="P19"><text:span text:style-name="T15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4" draw:layer="layout" svg:width="1.943cm" svg:height="0.858cm" svg:x="11.316cm" svg:y="14.725cm">
          <text:p text:style-name="P19"><text:span text:style-name="T15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draw:layer="layout" svg:width="1.944cm" svg:height="0.858cm" svg:x="11.216cm" svg:y="14.625cm">
          <text:p text:style-name="P21"><text:span text:style-name="T16">объек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4" draw:layer="layout" svg:width="1.95cm" svg:height="0.858cm" svg:x="6.716cm" svg:y="9.724cm">
          <text:p text:style-name="P19"><text:span text:style-name="T15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4" draw:layer="layout" svg:width="1.943cm" svg:height="0.858cm" svg:x="6.616cm" svg:y="9.624cm">
          <text:p text:style-name="P19"><text:span text:style-name="T15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xml:id="id4" draw:id="id4" draw:layer="layout" svg:width="1.944cm" svg:height="0.858cm" svg:x="6.516cm" svg:y="9.524cm">
          <text:p text:style-name="P25"><text:span text:style-name="T17">объек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4" draw:layer="layout" svg:width="1.95cm" svg:height="0.858cm" svg:x="11.316cm" svg:y="9.724cm">
          <text:p text:style-name="P19"><text:span text:style-name="T15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4" draw:layer="layout" svg:width="1.943cm" svg:height="0.858cm" svg:x="11.216cm" svg:y="9.624cm">
          <text:p text:style-name="P19"><text:span text:style-name="T15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xml:id="id6" draw:id="id6" draw:layer="layout" svg:width="1.944cm" svg:height="0.858cm" svg:x="11.116cm" svg:y="9.524cm">
          <text:p text:style-name="P25"><text:span text:style-name="T17">объек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23" draw:layer="layout" draw:type="curve" svg:x1="7.488cm" svg:y1="9.524cm" svg:x2="8.774cm" svg:y2="6.253cm" draw:start-shape="id4" draw:start-glue-point="0" draw:end-shape="id5" draw:end-glue-point="3" svg:d="M7488 9524c0-2181 428-3271 1286-3271" svg:viewBox="0 0 1287 3272">
          <text:p/>
        </draw:connector>
        <draw:connector draw:style-name="gr15" draw:text-style-name="P23" draw:layer="layout" draw:type="curve" svg:x1="12.088cm" svg:y1="9.524cm" svg:x2="10.718cm" svg:y2="6.253cm" draw:start-shape="id6" draw:end-shape="id5" draw:end-glue-point="1" svg:d="M12088 9524c0-2181-456-3271-1370-3271" svg:viewBox="0 0 1371 3272">
          <text:p/>
        </draw:connector>
        <draw:frame draw:style-name="gr27" draw:text-style-name="P31" draw:layer="layout" svg:width="10.832cm" svg:height="0.81cm" svg:x="17.108cm" svg:y="5.996cm">
          <draw:text-box>
            <text:p><text:span text:style-name="T20">PGDATA/global/</text:span></text:p>
          </draw:text-box>
        </draw:frame>
        <draw:connector draw:style-name="gr28" draw:text-style-name="P23" draw:layer="layout" draw:type="line" svg:x1="15.24cm" svg:y1="6.361cm" svg:x2="17.198cm" svg:y2="6.374cm" draw:start-shape="id7" draw:start-glue-point="1" svg:d="M15240 6361l1958 13" svg:viewBox="0 0 1959 14">
          <text:p/>
        </draw:connector>
        <draw:connector draw:style-name="gr28" draw:text-style-name="P23" draw:layer="layout" draw:type="line" svg:x1="15.24cm" svg:y1="15.166cm" svg:x2="17.198cm" svg:y2="15.179cm" svg:d="M15240 15166l1958 13" svg:viewBox="0 0 1959 14">
          <text:p/>
        </draw:connector>
        <draw:connector draw:style-name="gr28" draw:text-style-name="P23" draw:layer="layout" draw:type="curve" svg:x1="15.24cm" svg:y1="12.76cm" svg:x2="17.108cm" svg:y2="12.769cm" draw:start-shape="id8" draw:start-glue-point="1" svg:d="M15240 12760c1777 0 844 9 1868 9" svg:viewBox="0 0 1869 10">
          <text:p/>
        </draw:connector>
        <draw:connector draw:style-name="gr28" draw:text-style-name="P23" draw:layer="layout" draw:type="curve" draw:line-skew="0cm 0cm -0.225cm" svg:x1="24.23cm" svg:y1="15.186cm" svg:x2="17.36cm" svg:y2="16.786cm" draw:start-shape="id9" draw:start-glue-point="1" draw:end-shape="id10" draw:end-glue-point="3" svg:d="M24230 15186c250 0 500 200 500 400s-2024 400-4048 400c-2023 0-4047 200-4047 400s363 400 725 400" svg:viewBox="0 0 8096 1601">
          <text:p/>
        </draw:connector>
        <draw:custom-shape draw:style-name="gr29" draw:text-style-name="P32" xml:id="id9" draw:id="id9" draw:layer="layout" svg:width="1.27cm" svg:height="0.508cm" svg:x="22.96cm" svg:y="14.93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2" xml:id="id10" draw:id="id10" draw:layer="layout" svg:width="1.27cm" svg:height="0.508cm" svg:x="17.36cm" svg:y="16.532cm">
          <text:p/>
          <draw:enhanced-geometry svg:viewBox="0 0 21600 21600" draw:type="rectangle" draw:enhanced-path="M 0 0 L 21600 0 21600 21600 0 21600 0 0 Z N"/>
        </draw:custom-shape>
        <draw:frame draw:style-name="gr30" draw:text-style-name="P31" draw:layer="layout" svg:width="10.832cm" svg:height="1.369cm" svg:x="17.108cm" svg:y="12.397cm">
          <draw:text-box>
            <text:p><text:span text:style-name="T20">PGDATA/base/</text:span><text:span text:style-name="T21">dboid</text:span><text:span text:style-name="T20">/</text:span></text:p>
            <text:p><text:span text:style-name="T20"/></text:p>
          </draw:text-box>
        </draw:frame>
        <draw:frame draw:style-name="gr31" draw:text-style-name="P31" draw:layer="layout" svg:width="10.832cm" svg:height="3.046cm" svg:x="17.108cm" svg:y="14.798cm">
          <draw:text-box>
            <text:p><text:span text:style-name="T20">PGDATA/pg_tblspc/</text:span><text:span text:style-name="T21">tsoid</text:span></text:p>
            <text:p><text:span text:style-name="T20"/></text:p>
            <text:p><text:span text:style-name="T20"/></text:p>
            <text:p><text:span text:style-name="T20">/</text:span><text:span text:style-name="T21">путь-к-каталогу</text:span><text:span text:style-name="T22">/</text:span><text:span text:style-name="T21">ver</text:span><text:span text:style-name="T22">/</text:span><text:span text:style-name="T21">dboid</text:span><text:span text:style-name="T22">/</text:span></text:p>
            <text:p><text:span text:style-name="T20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9" draw:text-style-name="P29" draw:layer="layout" svg:width="16.799cm" svg:height="14.721cm" svg:x="2.1cm" svg:y="14.107cm" presentation:class="notes" presentation:user-transformed="true">
            <draw:text-box>
              <text:p text:style-name="P28"><text:span text:style-name="T6">По сути, табличное пространство — это указание на каталог, в котором располагаются данные. Стандартные ТП pg_global и pg_default всегда находятся в PGDATA/global/ и PGDATA/base/ соответственно. При создании пользовательского ТП указывается произвольный каталог; для собственного удобства PostgreSQL создает на него символическую ссылку в каталоге PGDATA/pg_tblspc/.</text:span></text:p>
              <text:p text:style-name="P28"><text:span text:style-name="T6">Внутри каталога PGDATA/base/ данные дополнительно разложены по подкаталогам баз данных (для PGDATA/global/ это не требуется, так как данные в нем относятся к кластеру в целом).</text:span></text:p>
              <text:p text:style-name="P28"><text:span text:style-name="T6">Внутри каталога пользовательского ТП появляется еще один уровень вложенности: версия сервера PostgreSQL. Это сделано для удобства <text:s/>обновления сервера на другую версию.</text:span></text:p>
              <text:p text:style-name="P28"><text:span text:style-name="T6">Собственно объекты хранятся в файлах внутри этих каталогов — каждый объект в отдельных файлах.</text:span></text:p>
            </draw:text-box>
          </draw:frame>
        </presentation:notes>
      </draw:page>
      <draw:page draw:name="page5" draw:style-name="dp1" draw:master-page-name="master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4" draw:layer="layout" svg:width="25.6cm" svg:height="14.4cm" svg:x="1.2cm" svg:y="4.8cm" presentation:class="outline" presentation:placeholder="true" presentation:user-transformed="true">
          <draw:text-box/>
        </draw:frame>
        <draw:frame draw:style-name="gr32" draw:text-style-name="P33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23"/></text:p>
            <text:p text:style-name="P1"><text:span text:style-name="T23"/></text:p>
            <text:p text:style-name="P1"><text:span text:style-name="T23"/></text:p>
            <text:p text:style-name="P1"><text:span text:style-name="T23"><text:s text:c="11"/></text:span><text:span text:style-name="T23">$ psql</text:span></text:p>
            <text:p text:style-name="P1"><text:span text:style-name="T23"><text:s text:c="11"/></text:span><text:span text:style-name="T23">postgres=#</text:span></text:p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5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24">Итоги</text:span></text:p>
          </draw:text-box>
        </draw:frame>
        <draw:frame presentation:style-name="pr4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><text:span text:style-name="T10">Табличные пространства — средство для организации физического хранения данных</text:span></text:p>
              </text:list-item>
              <text:list-item>
                <text:p><text:span text:style-name="T25">Логическое</text:span><text:span text:style-name="T10"> (базы данных, схемы) и </text:span><text:span text:style-name="T25">физическое</text:span><text:span text:style-name="T10"> (табличные пространства) разделения данных независимы</text:span></text:p>
              </text:list-item>
              <text:list-item>
                <text:p><text:span text:style-name="T1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Практика</text:span></text:p>
          </draw:text-box>
        </draw:frame>
        <draw:frame presentation:style-name="pr10" draw:text-style-name="P37" draw:layer="layout" svg:width="25.6cm" svg:height="14.4cm" svg:x="1.2cm" svg:y="4.8cm" presentation:class="outline">
          <draw:text-box>
            <text:p text:style-name="P35"><text:span text:style-name="T26">Почему при создании базы данных без предложения TABLESPACE табличным пространством по умолчанию становится pg_default?</text:span></text:p>
            <text:list text:style-name="L4">
              <text:list-item>
                <text:p text:style-name="P36"><text:span text:style-name="T26">Создайте новое табличное пространство.</text:span></text:p>
              </text:list-item>
              <text:list-item>
                <text:p text:style-name="P36"><text:span text:style-name="T26">Измените табличное пространство по умолчанию для базы данных template1 на созданное пространство.</text:span></text:p>
              </text:list-item>
              <text:list-item>
                <text:p text:style-name="P36"><text:span text:style-name="T26">Создайте новую базу данных.</text:span><text:span text:style-name="T26"><text:line-break/></text:span><text:span text:style-name="T26">Проверьте, какое табличное пространство по умолчанию установлено для новой базы данных.</text:span></text:p>
              </text:list-item>
              <text:list-item>
                <text:p text:style-name="P36"><text:span text:style-name="T26">Посмотрите в файловой системе символьную ссылку</text:span><text:span text:style-name="T26"><text:line-break/></text:span><text:span text:style-name="T26">в PGDATA на каталог табличного пространства.</text:span></text:p>
              </text:list-item>
              <text:list-item>
                <text:p text:style-name="P36"><text:span text:style-name="T26">Удалите созданное табличное пространство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master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Практика+</text:span></text:p>
          </draw:text-box>
        </draw:frame>
        <draw:frame presentation:style-name="pr11" draw:text-style-name="P35" draw:layer="layout" svg:width="25.6cm" svg:height="14.4cm" svg:x="1.2cm" svg:y="4.8cm" presentation:class="outline" presentation:user-transformed="true">
          <draw:text-box>
            <text:list text:style-name="L5">
              <text:list-item>
                <text:p text:style-name="P35"><text:span text:style-name="T27">Установите </text:span><text:span text:style-name="T26">параметр </text:span><text:span text:style-name="T28">random_page_cost</text:span><text:span text:style-name="T26"> в значение 1.1</text:span><text:span text:style-name="T26"><text:line-break/></text:span><text:span text:style-name="T26">для табличного пространства pg_default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user-transformed="true">
            <draw:text-box>
              <text:p text:style-name="P38">1. Используйте команду ALTER TABLESPACE ... SET:</text:p>
              <text:p text:style-name="P38"><text:span text:style-name="T29"><text:a xlink:href="https://postgrespro.ru/docs/postgresql/16/sql-altertablespace" xlink:type="simple">https://postgrespro.ru/docs/postgresql/16/sql-altertablespace</text:a></text:span></text:p>
              <text:p text:style-name="P38">Параметры <text:span text:style-name="T30">seq_page_cost</text:span> и <text:span text:style-name="T30">random_page_cost</text:span> используются планировщиком запросов и задают примерную стоимость чтения<text:line-break/>с диска одной страницы данных при последовательном и произвольном доступе соответственно.</text:p>
              <text:p text:style-name="P38">Чем меньше соотношение между этими параметрами, тем чаще планировщик будет предпочитать индексный доступ последовательному сканированию таблицы.</text:p>
              <text:p text:style-name="P38">Более подробно параметры <text:span text:style-name="T30">*_cost,</text:span> и в частности <text:span text:style-name="T30">random_page_cost</text:span>, рассматриваются в курсе QPT <text:span text:style-name="T31">«</text:span><text:span text:style-name="T32">Оптимизация запросов</text:span><text:span text:style-name="T33">»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/>
    <style:font-face style:name="Liberation Sans1" svg:font-family="'Liberation Sans', Arial" style:font-family-generic="swiss" style:font-pitch="variable"/>
    <style:font-face style:name="Liberation Sans2" svg:font-family="'Liberation Sans'" style:font-adornments="Regular" style:font-family-generic="swiss"/>
    <style:font-face style:name="Liberation Sans3" svg:font-family="'Liberation Sans'" style:font-family-generic="roman" style:font-pitch="variable"/>
    <style:font-face style:name="Liberation Sans4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2" draw:display-name="Gradient 2" draw:style="linear" draw:start-color="#e6e6ff" draw:end-color="#f0e6ff" draw:start-intensity="100%" draw:end-intensity="100%" draw:angle="30deg" draw:border="0%">
      <loext:gradient-stop svg:offset="0" loext:color-type="rgb" loext:color-value="#e6e6ff"/>
      <loext:gradient-stop svg:offset="1" loext:color-type="rgb" loext:color-value="#f0e6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Empty" xlink:href="Pictures/10000000000000080000000827EECF9B.png" xlink:type="simple" xlink:show="embed" xlink:actuate="onLoad"/>
    <draw:opacity draw:name="Transparency_20_2" draw:display-name="Transparency 2" draw:style="linear" draw:start="100%" draw:end="50%" draw:angle="0deg" draw:border="25%">
      <loext:opacity-stop svg:offset="0" svg:stop-opacity="1"/>
      <loext:opacity-stop svg:offset="1" svg:stop-opacity="0.501960784313726"/>
    </draw:opacity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fo:language="ru" fo:country="RU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loext:opacity="100%" style:font-name="Liberation Sans1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Table_20_Contents" style:display-name="Table Contents" style:family="graphic">
      <style:paragraph-properties style:text-autospace="none"/>
    </style:style>
    <style:style style:name="Footer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Arial Unicode MS" style:font-family-asian="'Arial Unicode MS'" style:font-pitch-asian="variable" style:font-size-asian="14pt"/>
    </style:style>
    <style:style style:name="master-background" style:family="presentation">
      <style:graphic-properties draw:stroke="none" draw:fill="none"/>
      <style:text-properties style:letter-kerning="true"/>
    </style:style>
    <style:style style:name="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notes" style:family="presentation">
      <style:graphic-properties draw:stroke="none" draw:fill="none"/>
      <style:paragraph-properties fo:margin-left="0cm" fo:margin-right="0cm" fo:margin-top="0cm" fo:margin-bottom="0.20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outline1" style:family="presentation">
      <style:graphic-properties draw:stroke="none" draw:fill="none" draw:auto-grow-height="false" draw:fit-to-size="false" style:shrink-to-fit="true">
        <text:list-style style:name="master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erif1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-outline2" style:family="presentation" style:parent-style-name="master-outline1">
      <style:paragraph-properties fo:margin-top="0cm" fo:margin-bottom="0.4cm"/>
      <style:text-properties style:font-name="Liberation Serif1" fo:font-family="'Liberation Serif'" style:font-family-generic="roman" style:font-pitch="variable" fo:font-size="24pt" style:font-size-asian="24pt" style:font-size-complex="24pt"/>
    </style:style>
    <style:style style:name="master-outline3" style:family="presentation" style:parent-style-name="master-outline2">
      <style:paragraph-properties fo:margin-top="0cm" fo:margin-bottom="0.3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4" style:family="presentation" style:parent-style-name="master-outline3">
      <style:paragraph-properties fo:margin-top="0cm" fo:margin-bottom="0.2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5" style:family="presentation" style:parent-style-name="master-outline4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6" style:family="presentation" style:parent-style-name="master-outline5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7" style:family="presentation" style:parent-style-name="master-outline6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8" style:family="presentation" style:parent-style-name="master-outline7">
      <style:paragraph-properties fo:margin-top="0cm" fo:margin-bottom="0.1cm"/>
      <style:text-properties fo:font-size="20pt" style:font-size-asian="20pt" style:font-size-complex="20pt"/>
    </style:style>
    <style:style style:name="master-outline9" style:family="presentation" style:parent-style-name="master-outline8">
      <style:paragraph-properties fo:margin-top="0cm" fo:margin-bottom="0.1cm"/>
      <style:text-properties fo:font-size="20pt" style:font-size-asian="20pt" style:font-size-complex="20pt"/>
    </style:style>
    <style:style style:name="master-subtitle" style:family="presentation">
      <style:graphic-properties draw:stroke="none" draw:fill="none" draw:textarea-vertical-align="middle">
        <text:list-style style:name="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title" style:family="presentation">
      <style:graphic-properties draw:stroke="none" draw:fill="none" draw:textarea-horizontal-align="left" draw:textarea-vertical-align="top">
        <text:list-style style:name="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_5f_-background" style:display-name="master1_-background" style:family="presentation">
      <style:graphic-properties draw:stroke="none" draw:fill="bitmap" draw:fill-image-name="Empty" draw:fill-image-width="21.33cm" draw:fill-image-height="16cm" style:repeat="no-repeat" draw:fill-image-ref-point-y="10%" draw:fill-image-ref-point="bottom"/>
      <style:text-properties style:letter-kerning="true"/>
    </style:style>
    <style:style style:name="master1_5f_-backgroundobjects" style:display-name="master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_5f_-notes" style:display-name="master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_5f_-outline1" style:display-name="master1_-outline1" style:family="presentation">
      <style:graphic-properties draw:stroke="none" draw:fill="none" draw:auto-grow-height="false" draw:fit-to-size="false" style:shrink-to-fit="true">
        <text:list-style style:name="master1_5f_-outline1" style:display-name="master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outline2" style:display-name="master1_-outline2" style:family="presentation" style:parent-style-name="master1_5f_-outline1">
      <style:paragraph-properties fo:margin-top="0cm" fo:margin-bottom="0.4cm"/>
      <style:text-properties fo:font-size="28pt" style:font-size-asian="28pt" style:font-size-complex="28pt"/>
    </style:style>
    <style:style style:name="master1_5f_-outline3" style:display-name="master1_-outline3" style:family="presentation" style:parent-style-name="master1_5f_-outline2">
      <style:paragraph-properties fo:margin-top="0cm" fo:margin-bottom="0.3cm"/>
      <style:text-properties fo:font-size="24pt" style:font-size-asian="24pt" style:font-size-complex="24pt"/>
    </style:style>
    <style:style style:name="master1_5f_-outline4" style:display-name="master1_-outline4" style:family="presentation" style:parent-style-name="master1_5f_-outline3">
      <style:paragraph-properties fo:margin-top="0cm" fo:margin-bottom="0.2cm"/>
      <style:text-properties fo:font-size="20pt" style:font-size-asian="20pt" style:font-size-complex="20pt"/>
    </style:style>
    <style:style style:name="master1_5f_-outline5" style:display-name="master1_-outline5" style:family="presentation" style:parent-style-name="master1_5f_-outline4">
      <style:paragraph-properties fo:margin-top="0cm" fo:margin-bottom="0.1cm"/>
      <style:text-properties fo:font-size="20pt" style:font-size-asian="20pt" style:font-size-complex="20pt"/>
    </style:style>
    <style:style style:name="master1_5f_-outline6" style:display-name="master1_-outline6" style:family="presentation" style:parent-style-name="master1_5f_-outline5">
      <style:paragraph-properties fo:margin-top="0cm" fo:margin-bottom="0.1cm"/>
      <style:text-properties fo:font-size="20pt" style:font-size-asian="20pt" style:font-size-complex="20pt"/>
    </style:style>
    <style:style style:name="master1_5f_-outline7" style:display-name="master1_-outline7" style:family="presentation" style:parent-style-name="master1_5f_-outline6">
      <style:paragraph-properties fo:margin-top="0cm" fo:margin-bottom="0.1cm"/>
      <style:text-properties fo:font-size="20pt" style:font-size-asian="20pt" style:font-size-complex="20pt"/>
    </style:style>
    <style:style style:name="master1_5f_-outline8" style:display-name="master1_-outline8" style:family="presentation" style:parent-style-name="master1_5f_-outline7">
      <style:paragraph-properties fo:margin-top="0cm" fo:margin-bottom="0.1cm"/>
      <style:text-properties fo:font-size="20pt" style:font-size-asian="20pt" style:font-size-complex="20pt"/>
    </style:style>
    <style:style style:name="master1_5f_-outline9" style:display-name="master1_-outline9" style:family="presentation" style:parent-style-name="master1_5f_-outline8">
      <style:paragraph-properties fo:margin-top="0cm" fo:margin-bottom="0.1cm"/>
      <style:text-properties fo:font-size="20pt" style:font-size-asian="20pt" style:font-size-complex="20pt"/>
    </style:style>
    <style:style style:name="master1_5f_-subtitle" style:display-name="master1_-subtitle" style:family="presentation">
      <style:graphic-properties draw:stroke="none" draw:fill="none" draw:textarea-vertical-align="middle">
        <text:list-style style:name="master1_5f_-subtitle" style:display-name="master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title" style:display-name="master1_-title" style:family="presentation">
      <style:graphic-properties draw:stroke="none" draw:fill="none" draw:textarea-horizontal-align="left" draw:textarea-vertical-align="top">
        <text:list-style style:name="master1_5f_-title" style:display-name="master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Empty" draw:fill-image-width="21.33cm" draw:fill-image-height="16cm" style:repeat="no-repeat" draw:fill-image-ref-point-y="10%" draw:fill-image-ref-point="botto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middle" draw:auto-grow-width="false" fo:min-height="0.94cm" fo:min-width="3.026cm" fo:padding-right="0cm" loext:decorative="false"/>
      <style:paragraph-properties style:writing-mode="lr-tb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master-backgroundobjects">
      <style:graphic-properties draw:stroke="none" draw:fill="gradient" draw:fill-color="#f0e6ff" draw:fill-gradient-name="Gradient_20_2" draw:textarea-vertical-align="middle" draw:auto-grow-height="false" loext:decorative="false"/>
    </style:style>
    <style:style style:name="Mpr2" style:family="presentation" style:parent-style-name="master-outline1">
      <style:graphic-properties fo:min-height="12.18cm" loext:decorative="false"/>
      <style:paragraph-properties style:writing-mode="lr-tb"/>
    </style:style>
    <style:style style:name="Mpr3" style:family="presentation" style:parent-style-name="mast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ast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aster1_5f_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 loext:decorative="false"/>
    </style:style>
    <style:style style:name="Mpr6" style:family="presentation" style:parent-style-name="master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master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f0e6ff" draw:fill-gradient-name="Gradient_20_2"/>
      <style:paragraph-properties fo:text-align="center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  <style:paragraph-properties fo:text-align="end"/>
    </style:style>
    <style:style style:name="MP9" style:family="paragraph">
      <loext:graphic-properties draw:fill="solid" draw:fill-color="#000033" draw:opacity="100%" draw:opacity-name="Transparency_20_2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28pt" style:font-size-complex="28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color="#000033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-title" draw:layer="backgroundobjects" svg:width="19.8cm" svg:height="1.56cm" svg:x="1.4cm" svg:y="0.837cm" presentation:class="title" presentation:placeholder="true">
        <draw:text-box/>
      </draw:frame>
      <draw:frame presentation:style-name="Mpr2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4.57cm" svg:height="1.93cm" svg:x="22.27cm" svg:y="0.37cm">
        <draw:image xlink:href="Pictures/100048B800001B6E00000B78D6AD0773.wmf" xlink:type="simple" xlink:show="embed" xlink:actuate="onLoad" draw:mime-type="image/x-wmf">
          <text:p/>
        </draw:image>
        <draw:image xlink:href="Pictures/10000001000001090000006FC4590AF8.png" xlink:type="simple" xlink:show="embed" xlink:actuate="onLoad" draw:mime-type="image/png"/>
      </draw:frame>
      <draw:frame draw:style-name="Mgr4" draw:text-style-name="MP8" draw:layer="backgroundobjects" svg:width="2.2cm" svg:height="1.19cm" svg:x="24.6cm" svg:y="19.2cm">
        <draw:text-box>
          <text:p text:style-name="MP7"><text:span text:style-name="MT5"><text:page-number>&lt;number&gt;</text:page-number></text:span></text:p>
        </draw:text-box>
      </draw:frame>
      <presentation:notes style:page-layout-name="PM0">
        <draw:page-thumbnail presentation:style-name="master-title" draw:layer="backgroundobjects" svg:width="14.848cm" svg:height="11.136cm" svg:x="3.075cm" svg:y="2.257cm" presentation:class="page"/>
        <draw:frame presentation:style-name="mast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_5f_" style:display-name="master1_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6" draw:layer="backgroundobjects" svg:width="28cm" svg:height="21.64cm" svg:x="0cm" svg:y="0cm">
        <draw:image xlink:href="Pictures/10000000000008A80000067E94903FC7.jpg" xlink:type="simple" xlink:show="embed" xlink:actuate="onLoad" draw:mime-type="image/jpeg">
          <text:p/>
        </draw:image>
      </draw:frame>
      <draw:frame presentation:style-name="master1_5f_-outline1" draw:layer="backgroundobjects" svg:width="25.199cm" svg:height="2.107cm" svg:x="1.4cm" svg:y="15.086cm" presentation:class="outline" presentation:placeholder="true">
        <draw:text-box/>
      </draw:frame>
      <draw:custom-shape presentation:style-name="Mpr5" draw:text-style-name="MP9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master1_5f_-title" draw:layer="backgroundobjects" svg:width="25.24cm" svg:height="1.98cm" svg:x="1.43cm" svg:y="0.76cm" presentation:class="title" presentation:placeholder="true">
        <draw:text-box/>
      </draw:frame>
      <draw:frame draw:style-name="Mgr5" draw:text-style-name="MP6" draw:layer="backgroundobjects" svg:width="6.698cm" svg:height="3.018cm" svg:x="1.43cm" svg:y="5.522cm">
        <draw:image xlink:href="Pictures/10001EB70000819B00003A65E3238843.svg" xlink:type="simple" xlink:show="embed" xlink:actuate="onLoad" draw:mime-type="image/svg+xml">
          <text:p/>
        </draw:image>
        <draw:image xlink:href="Pictures/100000010000041D000001DBC942A7B3.png" xlink:type="simple" xlink:show="embed" xlink:actuate="onLoad" draw:mime-type="image/png"/>
      </draw:frame>
      <presentation:notes style:page-layout-name="PM0">
        <draw:page-thumbnail presentation:style-name="master1_5f_-title" draw:layer="backgroundobjects" svg:width="0.001cm" svg:height="0.001cm" svg:x="0cm" svg:y="2.257cm" presentation:class="page"/>
        <draw:frame presentation:style-name="master1_5f_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1T16:50:20.766729314</meta:creation-date>
    <meta:editing-duration>P24DT2H4M4S</meta:editing-duration>
    <meta:editing-cycles>1089</meta:editing-cycles>
    <meta:generator>LibreOffice/24.2.3.2$Linux_X86_64 LibreOffice_project/420$Build-2</meta:generator>
    <dc:date>2024-06-13T11:50:12.160735630</dc:date>
    <meta:document-statistic meta:object-count="151"/>
    <meta:template xlink:type="simple" xlink:actuate="onRequest" xlink:title="master" xlink:href="../../../../../tmp/DBA1/master.otp" meta:date="2015-06-01T16:50:20.490561969"/>
  </office:meta>
</office:document-meta>
</file>